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id?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roissant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apuchin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donit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waffl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3" office:value-type="string" calcext:value-type="string">
            <text:p>p000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000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00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0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00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0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IDVENT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DVENT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USUARIO</text:p>
          </table:table-cell>
        </table:table-row>
        <table:table-row table:style-name="ro1">
          <table:table-cell/>
          <table:table-cell office:value-type="string" calcext:value-type="string">
            <text:p>p0000</text:p>
          </table:table-cell>
          <table:table-cell table:formula="of:=SUM([.E2];[.E5])" office:value-type="float" office:value="280" calcext:value-type="float">
            <text:p>280</text:p>
          </table:table-cell>
          <table:table-cell office:value-type="string" calcext:value-type="string">
            <text:p>HOY</text:p>
          </table:table-cell>
          <table:table-cell table:style-name="Default" office:value-type="string" calcext:value-type="string">
            <text:p>aaaaaa</text:p>
          </table:table-cell>
        </table:table-row>
        <table:table-row table:style-name="ro1">
          <table:table-cell table:style-name="ce1"/>
          <table:table-cell office:value-type="string" calcext:value-type="string">
            <text:p>p000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aaaaaa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17:07.085718553</meta:creation-date>
    <dc:date>2024-05-27T13:59:45.509439668</dc:date>
    <meta:editing-duration>PT9M57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